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">
      <style:text-properties officeooo:paragraph-rsid="00340841"/>
    </style:style>
    <style:style style:name="P2" style:family="paragraph" style:parent-style-name="text">
      <style:text-properties style:font-name="Times New Roman" fo:language="cs" fo:country="CZ" officeooo:rsid="00340841" officeooo:paragraph-rsid="009de7c1" style:font-size-asian="10.5pt"/>
    </style:style>
    <style:style style:name="P3" style:family="paragraph" style:parent-style-name="text">
      <style:text-properties style:font-name="Times New Roman" fo:language="cs" fo:country="CZ" officeooo:rsid="009257eb" officeooo:paragraph-rsid="009257eb" style:font-size-asian="10.5pt"/>
    </style:style>
    <style:style style:name="P4" style:family="paragraph" style:parent-style-name="Standard">
      <style:text-properties style:font-name="Times New Roman" fo:language="cs" fo:country="CZ" officeooo:rsid="009257eb" officeooo:paragraph-rsid="009bffc6" style:font-size-asian="10.5pt"/>
    </style:style>
    <style:style style:name="P5" style:family="paragraph" style:parent-style-name="Hlavička">
      <style:text-properties fo:font-variant="small-caps" style:font-name="Times New Roman" fo:font-size="35pt" fo:language="cs" fo:country="CZ" fo:font-weight="bold" officeooo:rsid="00a0ee38" officeooo:paragraph-rsid="00a0ee38" style:font-name-asian="Microsoft YaHei" style:font-size-asian="35pt" style:font-name-complex="Lucida Sans" style:font-size-complex="35pt"/>
    </style:style>
    <style:style style:name="P6" style:family="paragraph" style:parent-style-name="Heading_20_1">
      <style:paragraph-properties fo:text-align="center" style:justify-single-word="false"/>
      <style:text-properties style:font-name="Liberation Serif" fo:font-size="32pt" fo:font-weight="bold" officeooo:rsid="00aef67c" officeooo:paragraph-rsid="00aef67c" style:font-name-asian="SimSun" style:font-size-asian="32pt" style:font-weight-asian="bold" style:font-name-complex="Lucida Sans" style:font-size-complex="32pt" style:font-weight-complex="bold"/>
    </style:style>
    <style:style style:name="P7" style:family="paragraph" style:parent-style-name="text" style:list-style-name="L1">
      <style:text-properties officeooo:paragraph-rsid="0019cb4d"/>
    </style:style>
    <style:style style:name="P8" style:family="paragraph" style:parent-style-name="text" style:list-style-name="L1">
      <style:text-properties fo:language="cs" fo:country="CZ" officeooo:rsid="0078583c" officeooo:paragraph-rsid="0078583c"/>
    </style:style>
    <style:style style:name="P9" style:family="paragraph" style:parent-style-name="text" style:list-style-name="L1">
      <style:text-properties fo:language="cs" fo:country="CZ" officeooo:rsid="00116acc" officeooo:paragraph-rsid="00116acc"/>
    </style:style>
    <style:style style:name="P10" style:family="paragraph" style:parent-style-name="text" style:list-style-name="L1">
      <style:text-properties fo:language="cs" fo:country="CZ" officeooo:rsid="00116acc" officeooo:paragraph-rsid="0019cb4d"/>
    </style:style>
    <style:style style:name="P11" style:family="paragraph" style:parent-style-name="text" style:list-style-name="L1">
      <style:text-properties fo:language="cs" fo:country="CZ" officeooo:rsid="005356c7" officeooo:paragraph-rsid="00552fcb"/>
    </style:style>
    <style:style style:name="P12" style:family="paragraph" style:parent-style-name="text" style:list-style-name="L1">
      <style:text-properties fo:language="cs" fo:country="CZ" officeooo:rsid="005f4d3c" officeooo:paragraph-rsid="005f4d3c"/>
    </style:style>
    <style:style style:name="P13" style:family="paragraph" style:parent-style-name="text" style:list-style-name="L1">
      <style:text-properties fo:language="cs" fo:country="CZ" officeooo:rsid="00b3b553" officeooo:paragraph-rsid="00b3b553"/>
    </style:style>
    <style:style style:name="P14" style:family="paragraph" style:parent-style-name="text" style:list-style-name="L1">
      <style:text-properties fo:language="cs" fo:country="CZ" officeooo:rsid="0036e70b" officeooo:paragraph-rsid="00b6419c"/>
    </style:style>
    <style:style style:name="P15" style:family="paragraph" style:parent-style-name="text" style:list-style-name="L1">
      <style:text-properties fo:language="cs" fo:country="CZ"/>
    </style:style>
    <style:style style:name="P16" style:family="paragraph" style:parent-style-name="text" style:list-style-name="L1">
      <style:text-properties fo:language="cs" fo:country="CZ" officeooo:rsid="0098a681" officeooo:paragraph-rsid="0098a681"/>
    </style:style>
    <style:style style:name="P17" style:family="paragraph" style:parent-style-name="text" style:list-style-name="L1">
      <style:text-properties fo:language="cs" fo:country="CZ" officeooo:rsid="00130026" officeooo:paragraph-rsid="00130026"/>
    </style:style>
    <style:style style:name="P18" style:family="paragraph" style:parent-style-name="text" style:list-style-name="L1">
      <style:text-properties fo:language="cs" fo:country="CZ" officeooo:rsid="001a0098" officeooo:paragraph-rsid="001a0098"/>
    </style:style>
    <style:style style:name="P19" style:family="paragraph" style:parent-style-name="text" style:list-style-name="L1">
      <style:text-properties fo:language="cs" fo:country="CZ" officeooo:rsid="006d65ba" officeooo:paragraph-rsid="006d65ba"/>
    </style:style>
    <style:style style:name="P20" style:family="paragraph" style:parent-style-name="text" style:list-style-name="L1">
      <style:text-properties fo:language="cs" fo:country="CZ" officeooo:rsid="00b6419c" officeooo:paragraph-rsid="00b6419c"/>
    </style:style>
    <style:style style:name="P21" style:family="paragraph" style:parent-style-name="text" style:list-style-name="L1">
      <style:text-properties style:font-name="Times New Roman" fo:language="cs" fo:country="CZ" officeooo:rsid="00adb5d2" officeooo:paragraph-rsid="00adb5d2" style:font-size-asian="10.5pt"/>
    </style:style>
    <style:style style:name="P22" style:family="paragraph" style:parent-style-name="text" style:list-style-name="L1">
      <style:text-properties style:font-name="Times New Roman" fo:language="cs" fo:country="CZ" officeooo:rsid="009a6208" officeooo:paragraph-rsid="009a6208" style:font-size-asian="10.5pt"/>
    </style:style>
    <style:style style:name="P23" style:family="paragraph" style:parent-style-name="text" style:list-style-name="L1">
      <style:text-properties style:font-name="Times New Roman" fo:language="cs" fo:country="CZ" officeooo:rsid="00b4f52d" officeooo:paragraph-rsid="00b4f52d" style:font-size-asian="10.5pt"/>
    </style:style>
    <style:style style:name="P24" style:family="paragraph" style:parent-style-name="text" style:list-style-name="L1">
      <style:text-properties style:font-name="Times New Roman" fo:language="cs" fo:country="CZ" officeooo:rsid="00b5a644" officeooo:paragraph-rsid="00b5a644" style:font-size-asian="10.5pt"/>
    </style:style>
    <style:style style:name="P25" style:family="paragraph" style:parent-style-name="text" style:list-style-name="L1">
      <style:text-properties style:font-name="Times New Roman" fo:language="cs" fo:country="CZ" officeooo:rsid="00b6419c" officeooo:paragraph-rsid="00b6419c" style:font-size-asian="10.5pt"/>
    </style:style>
    <style:style style:name="P26" style:family="paragraph" style:parent-style-name="text" style:list-style-name="L1">
      <style:text-properties style:font-name="Times New Roman" fo:language="cs" fo:country="CZ" officeooo:rsid="00b6419c" officeooo:paragraph-rsid="00b64d8e" style:font-size-asian="10.5pt"/>
    </style:style>
    <style:style style:name="P27" style:family="paragraph" style:parent-style-name="text" style:list-style-name="L1">
      <style:text-properties style:font-name="Times New Roman" fo:language="cs" fo:country="CZ" officeooo:rsid="00b64d8e" officeooo:paragraph-rsid="00b64d8e" style:font-size-asian="10.5pt"/>
    </style:style>
    <style:style style:name="P28" style:family="paragraph" style:parent-style-name="text" style:list-style-name="L1">
      <style:text-properties style:font-name="Times New Roman" fo:language="cs" fo:country="CZ" officeooo:rsid="00b73eb8" officeooo:paragraph-rsid="00b73eb8" style:font-size-asian="10.5pt"/>
    </style:style>
    <style:style style:name="P29" style:family="paragraph" style:parent-style-name="text" style:list-style-name="L1">
      <style:text-properties style:font-name="Times New Roman" officeooo:rsid="00b73eb8" officeooo:paragraph-rsid="00b73eb8" style:font-size-asian="10.5pt"/>
    </style:style>
    <style:style style:name="P30" style:family="paragraph" style:parent-style-name="text" style:list-style-name="L1">
      <style:text-properties officeooo:rsid="00f7f733" officeooo:paragraph-rsid="00adb5d2"/>
    </style:style>
    <style:style style:name="P31" style:family="paragraph" style:parent-style-name="text" style:list-style-name="L1">
      <style:text-properties officeooo:rsid="00f9cf28" officeooo:paragraph-rsid="00adb5d2"/>
    </style:style>
    <style:style style:name="P32" style:family="paragraph" style:parent-style-name="text" style:list-style-name="L1">
      <style:text-properties officeooo:rsid="00b6419c" officeooo:paragraph-rsid="00b6419c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style:font-size-asian="10.5pt"/>
    </style:style>
    <style:style style:name="T4" style:family="text">
      <style:text-properties style:font-name="Times New Roman" fo:language="cs" fo:country="CZ" officeooo:rsid="001f999d" style:font-size-asian="10.5pt"/>
    </style:style>
    <style:style style:name="T5" style:family="text">
      <style:text-properties style:font-name="Times New Roman" fo:language="cs" fo:country="CZ" officeooo:rsid="00340841" style:font-size-asian="10.5pt"/>
    </style:style>
    <style:style style:name="T6" style:family="text">
      <style:text-properties style:font-name="Times New Roman" fo:language="cs" fo:country="CZ" officeooo:rsid="0076b954" style:font-size-asian="10.5pt"/>
    </style:style>
    <style:style style:name="T7" style:family="text">
      <style:text-properties style:font-name="Times New Roman" fo:language="cs" fo:country="CZ" officeooo:rsid="00adb5d2" style:font-size-asian="10.5pt"/>
    </style:style>
    <style:style style:name="T8" style:family="text">
      <style:text-properties style:font-name="Times New Roman" fo:language="cs" fo:country="CZ" officeooo:rsid="00b6419c" style:font-size-asian="10.5pt"/>
    </style:style>
    <style:style style:name="T9" style:family="text">
      <style:text-properties style:font-name="Times New Roman" fo:language="cs" fo:country="CZ" officeooo:rsid="0019cb4d" style:font-size-asian="10.5pt"/>
    </style:style>
    <style:style style:name="T10" style:family="text">
      <style:text-properties style:font-name="Times New Roman" style:font-size-asian="10.5pt"/>
    </style:style>
    <style:style style:name="T11" style:family="text">
      <style:text-properties style:font-name="Times New Roman" officeooo:rsid="00b4f52d" style:font-size-asian="10.5pt"/>
    </style:style>
    <style:style style:name="T12" style:family="text">
      <style:text-properties style:font-name="Times New Roman" officeooo:rsid="00b6419c" style:font-size-asian="10.5pt"/>
    </style:style>
    <style:style style:name="T13" style:family="text">
      <style:text-properties fo:language="cs" fo:country="CZ"/>
    </style:style>
    <style:style style:name="T14" style:family="text">
      <style:text-properties officeooo:rsid="009d1fd8"/>
    </style:style>
    <style:style style:name="T15" style:family="text">
      <style:text-properties officeooo:rsid="00a899a9"/>
    </style:style>
    <style:style style:name="T16" style:family="text">
      <style:text-properties officeooo:rsid="00b4f52d"/>
    </style:style>
    <style:style style:name="T17" style:family="text">
      <style:text-properties officeooo:rsid="00b64d8e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Vítězslav Nezval</text:p>
      <text:h text:style-name="P6" text:outline-level="1">Edison</text:h>
      <text:list xml:id="list1503830467" text:style-name="L1">
        <text:list-item>
          <text:p text:style-name="P8"/>
          <text:list>
            <text:list-item>
              <text:p text:style-name="P24">Próza; drama; </text:p>
              <text:list>
                <text:list-item>
                  <text:p text:style-name="P24"><text:span text:style-name="T15">d</text:span>ivadelní hra</text:p>
                </text:list-item>
                <text:list-item>
                  <text:p text:style-name="P24">vědecko-fantastické</text:p>
                </text:list-item>
              </text:list>
            </text:list-item>
            <text:list-item>
              <text:p text:style-name="P9">Téma <text:span text:style-name="T2">a motivy</text:span></text:p>
              <text:list>
                <text:list-item>
                  <text:p text:style-name="P11">obecně</text:p>
                  <text:list>
                    <text:list-item>
                      <text:p text:style-name="P24">Robot</text:p>
                    </text:list-item>
                    <text:list-item>
                      <text:p text:style-name="P24">Lidství</text:p>
                    </text:list-item>
                    <text:list-item>
                      <text:p text:style-name="P24">Změna</text:p>
                    </text:list-item>
                    <text:list-item>
                      <text:p text:style-name="P24">Konec civilizace</text:p>
                    </text:list-item>
                    <text:list-item>
                      <text:p text:style-name="P24">Práce → lenost</text:p>
                    </text:list-item>
                    <text:list-item>
                      <text:p text:style-name="P25">Výroba</text:p>
                    </text:list-item>
                    <text:list-item>
                      <text:p text:style-name="P25">Parník</text:p>
                    </text:list-item>
                    <text:list-item>
                      <text:p text:style-name="P27">rukopis</text:p>
                    </text:list-item>
                  </text:list>
                </text:list-item>
              </text:list>
            </text:list-item>
            <text:list-item>
              <text:p text:style-name="P12">zasazení výňatku</text:p>
              <text:list>
                <text:list-item>
                  <text:p text:style-name="P13"/>
                </text:list-item>
              </text:list>
            </text:list-item>
            <text:list-item>
              <text:p text:style-name="P14">časoprostor</text:p>
              <text:list>
                <text:list-item>
                  <text:p text:style-name="P14"><text:span text:style-name="T12">Továrna</text:span></text:p>
                </text:list-item>
                <text:list-item>
                  <text:p text:style-name="P20"><text:span text:style-name="T12">r</text:span><text:span text:style-name="T10">etrospektiva počátku výzkumu robotů</text:span></text:p>
                </text:list-item>
                <text:list-item>
                  <text:p text:style-name="P25">10 let odstup</text:p>
                </text:list-item>
              </text:list>
            </text:list-item>
            <text:list-item>
              <text:p text:style-name="P10">kompozice</text:p>
              <text:list>
                <text:list-item>
                  <text:list>
                    <text:list-item>
                      <text:p text:style-name="P25">chronologická;</text:p>
                    </text:list-item>
                    <text:list-item>
                      <text:p text:style-name="P25">začátek retrospektiva</text:p>
                    </text:list-item>
                    <text:list-item>
                      <text:p text:style-name="P20">Předehra + 3 dějstv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"><text:s/></text:p>
          <text:list>
            <text:list-item>
              <text:p text:style-name="P9">vypravěč:</text:p>
              <text:list>
                <text:list-item>
                  <text:p text:style-name="P7"><text:span text:style-name="T8">scénické poznámky</text:span><text:span text:style-name="T9">; </text:span><text:span text:style-name="T8">zastoupeny nárazově</text:span></text:p>
                </text:list-item>
                <text:list-item>
                  <text:p text:style-name="P32"><text:span text:style-name="T8">v </text:span><text:span text:style-name="T3">retrospetivě vypravěč Domin v er formě</text:span></text:p>
                </text:list-item>
                <text:list-item>
                  <text:p text:style-name="P16"><text:span text:style-name="T11">neznačená </text:span><text:span text:style-name="T10">přímá řeč, ???</text:span><text:span text:style-name="T11">polopřímá řeč???</text:span></text:p>
                </text:list-item>
              </text:list>
            </text:list-item>
            <text:list-item>
              <text:p text:style-name="P17">postavy</text:p>
              <text:list>
                <text:list-item>
                  <text:p text:style-name="P25"><text:span text:style-name="T17">Harry </text:span>Domin</text:p>
                  <text:list>
                    <text:list-item>
                      <text:p text:style-name="P27">centrální ředitel</text:p>
                    </text:list-item>
                    <text:list-item>
                      <text:p text:style-name="P25">Upjatý za svým cílem</text:p>
                    </text:list-item>
                    <text:list-item>
                      <text:p text:style-name="P26">Samotářský</text:p>
                    </text:list-item>
                    <text:list-item>
                      <text:p text:style-name="P26"><text:s/><text:span text:style-name="T17">Až hodně pozdě si uvědomí svoji chybu</text:span></text:p>
                    </text:list-item>
                    <text:list-item>
                      <text:p text:style-name="P27">Prodal by lidstvo</text:p>
                    </text:list-item>
                  </text:list>
                </text:list-item>
                <text:list-item>
                  <text:p text:style-name="P27">Helena</text:p>
                  <text:list>
                    <text:list-item>
                      <text:p text:style-name="P27">krásná</text:p>
                    </text:list-item>
                    <text:list-item>
                      <text:p text:style-name="P27">z donucení si vezme Dommina</text:p>
                    </text:list-item>
                    <text:list-item>
                      <text:p text:style-name="P27">na začátku se snaží se robotům pomoct</text:p>
                    </text:list-item>
                    <text:list-item>
                      <text:p text:style-name="P27">na konci spálí návod na výrobu robotů</text:p>
                    </text:list-item>
                  </text:list>
                </text:list-item>
                <text:list-item>
                  <text:p text:style-name="P28">Nána</text:p>
                  <text:list>
                    <text:list-item>
                      <text:p text:style-name="P28">pečovatelka</text:p>
                    </text:list-item>
                    <text:list-item>
                      <text:p text:style-name="P28">nemá ráda roboty</text:p>
                    </text:list-item>
                  </text:list>
                </text:list-item>
                <text:list-item>
                  <text:p text:style-name="P28">Alquist</text:p>
                  <text:list>
                    <text:list-item>
                      <text:p text:style-name="P28"><text:soft-page-break/>pozná nebezpečí robotů jako první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<text:span text:style-name="T1">jazykové prostředky</text:span> </text:p>
          <text:list>
            <text:list-item>
              <text:list>
                <text:list-item>
                  <text:p text:style-name="P22">spisovný jazyk (spíše moderní)</text:p>
                </text:list-item>
                <text:list-item>
                  <text:p text:style-name="P21">v<text:span text:style-name="T16">ázaný</text:span> verš sdružený</text:p>
                  <text:list>
                    <text:list-item>
                      <text:p text:style-name="P23">směřuje k trocheji</text:p>
                    </text:list-item>
                  </text:list>
                </text:list-item>
                <text:list-item>
                  <text:p text:style-name="P21">bez interpunkce</text:p>
                </text:list-item>
                <text:list-item>
                  <text:p text:style-name="P21"/>
                </text:list-item>
              </text:list>
            </text:list-item>
          </text:list>
        </text:list-item>
        <text:list-item>
          <text:p text:style-name="P19">Auto<text:span text:style-name="T14">r </text:span></text:p>
        </text:list-item>
        <text:list-item>
          <text:p text:style-name="P29">Karel Čapek</text:p>
        </text:list-item>
      </text:list>
      <text:p text:style-name="P1"><text:span text:style-name="T4">ZDROJE:</text:span><text:span text:style-name="T13"> </text:span></text:p>
      <text:p text:style-name="P1"><text:span text:style-name="T7">NEZVAL</text:span><text:span text:style-name="T5">, </text:span><text:span text:style-name="T7">Vítězslav</text:span><text:span text:style-name="T5">. </text:span><text:span text:style-name="T7">Edison</text:span><text:span text:style-name="T5"> [online]. <text:s/></text:span><text:span text:style-name="T6">[2020-</text:span><text:span text:style-name="T7">10</text:span><text:span text:style-name="T6">-</text:span><text:span text:style-name="T7">12</text:span><text:span text:style-name="T6">]</text:span><text:span text:style-name="T5"> Dostupné z WWW:</text:span></text:p>
      <text:p text:style-name="P2">&lt;http://www.mgo-2c.unas.cz/ceska_knih/NEZVAL-Edison.pdf&gt;.</text:p>
      <text:p text:style-name="P3">Vlastní zápisky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0-11-06T00:36:27.725789293</dc:date>
    <meta:editing-duration>P1DT8H3M7S</meta:editing-duration>
    <meta:editing-cycles>73</meta:editing-cycles>
    <meta:generator>LibreOffice/7.0.2.2$Linux_X86_64 LibreOffice_project/00$Build-2</meta:generator>
    <meta:print-date>2019-10-24T13:44:17.138776397</meta:print-date>
    <meta:document-statistic meta:table-count="0" meta:image-count="0" meta:object-count="0" meta:page-count="2" meta:paragraph-count="60" meta:word-count="194" meta:character-count="1067" meta:non-whitespace-character-count="976"/>
  </office:meta>
</office:document-meta>
</file>